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Fett" style:font-family-generic="swiss" style:font-pitch="variable"/>
    <style:font-face style:name="Calibri2" svg:font-family="Calibri" style:font-adornments="Standard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Citation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Fett" style:font-family-generic="swiss" style:font-pitch="variable"/>
    <style:font-face style:name="Calibri2" svg:font-family="Calibri" style:font-adornments="Standard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family-generic="swiss" style:font-pitch="variable" fo:font-size="9pt" style:font-size-asian="9pt" style:font-size-complex="9pt"/>
    </style:style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  <style:text-properties style:font-name="Calibri2" fo:font-family="Calibri" style:font-style-name="Standard" style:font-family-generic="swiss" style:font-pitch="variable" fo:font-size="9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01cm" style:contextual-spacing="false" fo:padding="0.049cm" fo:border-left="none" fo:border-right="none" fo:border-top="none" fo:border-bottom="1.5pt solid #ff7f50"/>
      <style:text-properties fo:font-variant="small-caps" style:font-name="Calibri1" fo:font-family="Calibri" style:font-style-name="Fett" style:font-family-generic="swiss" style:font-pitch="variable" fo:font-size="28pt" style:text-underline-style="solid" style:text-underline-width="auto" style:text-underline-color="#dddddd" fo:font-weight="bold" style:font-size-asian="32pt" style:font-weight-asian="bold" style:font-size-complex="3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/>
      <style:text-properties fo:font-variant="small-caps" style:font-name="Calibri" fo:font-family="Calibri" style:font-family-generic="swiss" style:font-pitch="variable" fo:font-size="21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/>
      <style:text-properties fo:font-variant="small-caps" style:font-name="Calibri" fo:font-family="Calibri" style:font-family-generic="swiss" style:font-pitch="variable" fo:font-size="15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/>
      <style:text-properties fo:font-variant="small-caps" style:font-name="Calibri" fo:font-family="Calibri" style:font-family-generic="swiss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 style:master-page-name="">
      <loext:graphic-properties draw:fill="solid" draw:fill-color="#fdf5e6" draw:fill-hatch-solid="false" style:repeat="repeat"/>
      <style:paragraph-properties fo:margin-left="0.4cm" fo:margin-right="0.4cm" fo:margin-top="0.199cm" fo:margin-bottom="0.199cm" style:contextual-spacing="false" fo:text-align="start" style:justify-single-word="false" fo:hyphenation-ladder-count="no-limit" fo:text-indent="0cm" style:auto-text-indent="false" style:page-number="auto" fo:break-before="auto" fo:break-after="auto" fo:background-color="#fdf5e6" fo:padding="0.199cm" fo:border="0.51pt solid #ff6347">
        <style:tab-stops/>
      </style:paragraph-properties>
      <style:text-properties style:font-name="Calibri2" fo:font-family="Calibri" style:font-style-name="Standard" style:font-family-generic="swiss" style:font-pitch="variable" fo:font-size="10pt" fo:background-color="transparent" fo:hyphenate="false" fo:hyphenation-remain-char-count="2" fo:hyphenation-push-char-count="2" loext:hyphenation-no-caps="false" loext:hyphenation-no-last-word="false" loext:hyphenation-word-char-count="4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margin-top="0.199cm" fo:margin-bottom="0.101cm" style:contextual-spacing="false" fo:text-align="center" style:justify-single-word="false"/>
      <style:text-properties fo:font-size="32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2cm" fo:margin-left="0cm" fo:margin-right="0cm" fo:margin-top="0.51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3-06-04T13:26:36.733000000</meta:creation-date>
    <meta:editing-duration>PT8M15S</meta:editing-duration>
    <meta:editing-cycles>6</meta:editing-cycles>
    <dc:date>2023-09-10T11:55:08.117000000</dc:date>
    <meta:document-statistic meta:table-count="0" meta:image-count="0" meta:object-count="0" meta:page-count="1" meta:paragraph-count="1" meta:word-count="1" meta:character-count="2" meta:non-whitespace-character-count="1"/>
  </office:meta>
</office:document-meta>
</file>